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78d" officeooo:paragraph-rsid="000af78d"/>
    </style:style>
    <style:style style:name="P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font-weight="bold" officeooo:rsid="000af78d" officeooo:paragraph-rsid="000af78d" style:font-weight-asian="bold" style:font-weight-complex="bold"/>
    </style:style>
    <style:style style:name="P5" style:family="paragraph" style:parent-style-name="Standard">
      <style:text-properties fo:font-weight="bold" officeooo:rsid="000af78d" officeooo:paragraph-rsid="000b3a1c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b3a1c"/>
    </style:style>
    <style:style style:name="T2" style:family="text">
      <style:text-properties fo:font-style="normal" officeooo:rsid="000b3a1c" style:font-style-asian="normal" style:font-style-complex="normal"/>
    </style:style>
    <style:style style:name="T3" style:family="text">
      <style:text-properties fo:font-weight="bold" officeooo:rsid="000af78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BOLETÍN DE EJERCICIOS. UD5-5.1.</text:p>
      <text:p text:style-name="Standard"/>
      <text:p text:style-name="P2">1. Diseña tu código en un fichero HTML para que aparezcan tres audios distintos posibles que solo comenzarán a reproducirse cuando se pulse sobre ellos. Además, sólo deben hacerlo una vez, esto es, no se deben reproducir en bucle.</text:p>
      <text:p text:style-name="P2"/>
      <text:p text:style-name="P3">/** <text:span text:style-name="T1">Documento Adjunto**</text:span><text:span text:style-name="T2">/</text:span></text:p>
      <text:p text:style-name="Standard"/>
      <text:p text:style-name="P1"/>
      <text:p text:style-name="P5">2. Tanto en el caso de los elementos de sonido (como en el caso de los vídeos), se han nombrado</text:p>
      <text:p text:style-name="P5">brevemente dos etiquetas que aparecen dentro de los contenedores, &lt;audio&gt; y &lt;video&gt;, cuando estos son creados como tal. Estas etiquetas son &lt;source&gt; y &lt;track&gt;.</text:p>
      <text:p text:style-name="P4"/>
      <text:p text:style-name="P4">a) Observa y responde: ¿qué está ocurriendo en el siguiente fragmento?</text:p>
      <text:p text:style-name="P4"/>
      <text:p text:style-name="P6">b) Diseña un pequeño documento HTML donde se utilice y funcion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2:22:43.546943189</meta:creation-date>
    <dc:date>2025-01-17T13:19:57.847155682</dc:date>
    <meta:editing-duration>PT16M4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12" meta:character-count="674" meta:non-whitespace-character-count="569"/>
  </office:meta>
</office:document-meta>
</file>